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84d11"/>
    </style:style>
    <style:style style:name="T24" style:family="text">
      <style:text-properties officeooo:rsid="004964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ssignments on variables expressions and statements</text:h>
      <text:list xml:id="list3827902229"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 <text:span text:style-name="T23">(variables name it as x1,x2,x3,x4)</text:span></text:p>
      <text:p text:style-name="List_20_Paragraph"><text:s/>Do the below operations</text:p>
      <text:p text:style-name="List_20_Paragraph"><text:s/>(<text:span text:style-name="T23">x1</text:span>+<text:span text:style-name="T23">x2</text:span>)**2, (<text:span text:style-name="T23">x3</text:span>+<text:span text:style-name="T23">x4</text:span>)**3</text:p>
      <text:p text:style-name="List_20_Paragraph">variance</text:p>
      <text:p text:style-name="List_20_Paragraph">standard deviation: sqrt(variance): <text:s/>User math module. Math.sqrt(variance)</text:p>
      <text:p text:style-name="List_20_Paragraph">Regression</text:p>
      <text:p text:style-name="List_20_Paragraph"><text:tab/>y=mx+<text:span text:style-name="T23">b</text:span></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 <text:span text:style-name="T24">yards</text:span></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he details of the person: Name:name of the person, Age:age of the person, Height:height of the person</text:p>
      <text:p text:style-name="Standard_20__28_user_29_"><text:soft-page-break/>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17.code to perform mathematical operations. take two numbers from the user and show the below menu</text:p>
      <text:p text:style-name="List_20_Paragraph"><text:soft-page-break/><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 text:c="4"/><text:tab/>2. Voting system: 18 for men and women</text:p>
      <text:p text:style-name="P2"><text:soft-page-break/><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966697206"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2011615626"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2122399647"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9-12T07:55:44.159887552</dc:date>
    <meta:editing-cycles>29</meta:editing-cycles>
    <meta:editing-duration>P5DT2H13M40S</meta:editing-duration>
    <meta:generator>LibreOffice/6.0.7.3$Linux_X86_64 LibreOffice_project/00m0$Build-3</meta:generator>
    <meta:document-statistic meta:table-count="0" meta:image-count="0" meta:object-count="0" meta:page-count="21" meta:paragraph-count="429" meta:word-count="4041" meta:character-count="24859" meta:non-whitespace-character-count="20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